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ohreagano Team name: git Outta Here Today’s date: 2016-10-12</text:p>
      <text:h text:style-name="Heading_20_1" text:outline-level="1">What tools have you we worked with so far in this class?</text:h>
      <text:list text:style-name="L2">
        <text:list-item>
          <text:p text:style-name="P2">Git</text:p>
        </text:list-item>
        <text:list-item>
          <text:p text:style-name="P2">GitHub</text:p>
          <text:list text:style-name="L3">
            <text:list-item>
              <text:p text:style-name="P3">GitHub Pages</text:p>
            </text:list-item>
          </text:list>
        </text:list-item>
        <text:list-item>
          <text:p text:style-name="P2">Cloud9</text:p>
        </text:list-item>
        <text:list-item>
          <text:p text:style-name="P2">Markdown</text:p>
        </text:list-item>
        <text:list-item>
          <text:p text:style-name="P2">Jekyll</text:p>
        </text:list-item>
        <text:list-item>
          <text:p text:style-name="P2">Pandoc</text:p>
        </text:list-item>
      </text:list>
      <text:h text:style-name="Heading_20_2" text:outline-level="2">Which have you found most potentially useful?</text:h>
      <text:list text:style-name="L4">
        <text:list-item>
          <text:p text:style-name="P4"><text:span text:style-name="T3">Markdown!!</text:span></text:p>
        </text:list-item>
      </text:list>
      <text:h text:style-name="Heading_20_3" text:outline-level="3">Why?</text:h>
      <text:p text:style-name="First_20_paragraph">It makes it <text:span text:style-name="T4">soooo</text:span><text:span text:style-name="T5"> </text:span><text:span text:style-name="T6">much</text:span><text:span text:style-name="T7"> </text:span><text:span text:style-name="T8">easier</text:span> to format html and XML and more I’m probably not aware of yet!</text:p>
      <text:h text:style-name="Heading_20_2" text:outline-level="2">What tools have been the most difficult to learn?</text:h>
      <text:list text:style-name="L5">
        <text:list-item>
          <text:p text:style-name="P5">GitHub, particularly pulling and merging</text:p>
        </text:list-item>
      </text:list>
      <text:h text:style-name="Heading_20_3" text:outline-level="3">Why have they been particularly difficult to learn and use?</text:h>
      <text:p text:style-name="First_20_paragraph">Having two versions of my repository (the one on GitHub and the local one) trips me up.</text:p>
      <text:h text:style-name="Heading_20_2" text:outline-level="2">What tools would you like to learn more about?</text:h>
      <text:p text:style-name="First_20_paragraph">Pandoc and any tools needed to use it in my work. It seems like it could be a very powerful tool if I understood the process better.</text:p>
      <text:p text:style-name="Horizontal_20_Line"/>
      <text:p text:style-name="First_20_paragraph"><text:span text:style-name="T9">When</text:span><text:span text:style-name="T10"> </text:span><text:span text:style-name="T11">you</text:span><text:span text:style-name="T12"> </text:span><text:span text:style-name="T13">are</text:span><text:span text:style-name="T14"> </text:span><text:span text:style-name="T15">finished</text:span><text:span text:style-name="T16"> </text:span><text:span text:style-name="T17">with</text:span><text:span text:style-name="T18"> </text:span><text:span text:style-name="T19">the</text:span><text:span text:style-name="T20"> </text:span><text:span text:style-name="T21">questions</text:span><text:span text:style-name="T22"> </text:span><text:span text:style-name="T23">in</text:span><text:span text:style-name="T24"> </text:span><text:span text:style-name="T25">file:</text:span></text:p>
      <text:list text:style-name="L6">
        <text:list-item>
          <text:p text:style-name="P6">I want you to change the name of the file to your GitHub username.</text:p>
        </text:list-item>
        <text:list-item>
          <text:p text:style-name="P6">You will then work as a group to convert the file to HTML, DOCX, and ODT formats, per the instructions in class.</text:p>
        </text:list-item>
        <text:list-item>
          <text:p text:style-name="P6">Then I want you to add, commit, and push your changes.</text:p>
        </text:list-item>
        <text:list-item>
          <text:p text:style-name="P6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